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5271in" fo:margin-left="1.5979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0.9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style:font-name="Arial" officeooo:rsid="000d0ea3" officeooo:paragraph-rsid="000d0ea3"/>
    </style:style>
    <style:style style:name="P2" style:family="paragraph" style:parent-style-name="Text_20_body">
      <style:paragraph-properties fo:text-align="center" style:justify-single-word="false"/>
      <style:text-properties style:font-name="Arial" officeooo:rsid="000ecc81" officeooo:paragraph-rsid="000ecc81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officeooo:rsid="000e5854" officeooo:paragraph-rsid="000e5854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ecc81" officeooo:paragraph-rsid="000ecc81" style:font-weight-asian="bold" style:font-weight-complex="bold"/>
    </style:style>
    <style:style style:name="P7" style:family="paragraph" style:parent-style-name="Text_20_body">
      <style:text-properties fo:color="#808080" loext:opacity="100%" officeooo:rsid="000ecc81" officeooo:paragraph-rsid="000ecc81"/>
    </style:style>
    <style:style style:name="P8" style:family="paragraph" style:parent-style-name="Heading_20_3">
      <style:text-properties style:font-name="Arial"/>
    </style:style>
    <style:style style:name="P9" style:family="paragraph" style:parent-style-name="Heading_20_3">
      <style:text-properties officeooo:rsid="0012b5da" officeooo:paragraph-rsid="0012b5da"/>
    </style:style>
    <style:style style:name="P10" style:family="paragraph" style:parent-style-name="Heading_20_4">
      <style:text-properties officeooo:rsid="000e5854" officeooo:paragraph-rsid="000e5854"/>
    </style:style>
    <style:style style:name="P11" style:family="paragraph" style:parent-style-name="Subtitle">
      <style:text-properties style:font-name="Arial" fo:font-size="18pt" style:font-size-asian="18pt" style:font-size-complex="18pt"/>
    </style:style>
    <style:style style:name="P12" style:family="paragraph" style:parent-style-name="Text_20_body" style:list-style-name="L1">
      <style:text-properties fo:color="#808080" loext:opacity="100%" officeooo:rsid="000ecc81" officeooo:paragraph-rsid="000ecc81"/>
    </style:style>
    <style:style style:name="P13" style:family="paragraph" style:parent-style-name="Text_20_body">
      <style:text-properties fo:color="#808080" loext:opacity="100%" officeooo:rsid="0012b5da" officeooo:paragraph-rsid="0012b5da"/>
    </style:style>
    <style:style style:name="P14" style:family="paragraph" style:parent-style-name="Text_20_body">
      <style:text-properties fo:color="#808080" loext:opacity="100%"/>
    </style:style>
    <style:style style:name="P15" style:family="paragraph" style:parent-style-name="Text_20_body" style:list-style-name="L2">
      <style:text-properties fo:color="#808080" loext:opacity="100%"/>
    </style:style>
    <style:style style:name="P16" style:family="paragraph" style:parent-style-name="Text_20_body">
      <style:text-properties fo:color="#808080" loext:opacity="100%" officeooo:paragraph-rsid="000e5854"/>
    </style:style>
    <style:style style:name="P17" style:family="paragraph" style:parent-style-name="Text_20_body">
      <style:text-properties fo:color="#808080" loext:opacity="100%" officeooo:rsid="000e5854" officeooo:paragraph-rsid="000e5854"/>
    </style:style>
    <style:style style:name="P18" style:family="paragraph" style:parent-style-name="Text_20_body">
      <style:text-properties style:font-name="Arial" fo:font-size="14pt" style:font-size-asian="14pt" style:font-size-complex="14pt"/>
    </style:style>
    <style:style style:name="T1" style:family="text">
      <style:text-properties officeooo:rsid="000d0ea3"/>
    </style:style>
    <style:style style:name="T2" style:family="text">
      <style:text-properties officeooo:rsid="000e5854"/>
    </style:style>
    <style:style style:name="T3" style:family="text">
      <style:text-properties fo:color="#999999" loext:opacity="100%"/>
    </style:style>
    <style:style style:name="T4" style:family="text">
      <style:text-properties officeooo:rsid="00125f07"/>
    </style:style>
    <style:style style:name="T5" style:family="text">
      <style:text-properties style:font-name="Liberation Serif1" officeooo:rsid="00125f07"/>
    </style:style>
    <style:style style:name="T6" style:family="text">
      <style:text-properties fo:color="#808080" loext:opacity="100%"/>
    </style:style>
    <style:style style:name="T7" style:family="text">
      <style:text-properties officeooo:rsid="00138a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Assignment</text:p>
      <text:p text:style-name="P11">BM40A1500 Data Structures and Algorithms</text:p>
      <text:p text:style-name="P18"/>
      <text:h text:style-name="P8" text:outline-level="3">1. Implementing <text:span text:style-name="T2">t</text:span>he Hash Table</text:h>
      <text:h text:style-name="P10" text:outline-level="4">1.1 Structure of the hash table</text:h>
      <text:p text:style-name="P17">Present the structure of the hash table.</text:p>
      <text:h text:style-name="P10" text:outline-level="4">1.2 Hash function</text:h>
      <text:p text:style-name="P4"><text:span text:style-name="T6">What hashing function you used and why?</text:span> </text:p>
      <text:h text:style-name="P10" text:outline-level="4">1.3 Methods</text:h>
      <text:p text:style-name="P16">What methods (in<text:span text:style-name="T2">c</text:span>luding <text:span text:style-name="T2">the </text:span>required) your hash table has? <text:span text:style-name="T7">E</text:span>xplain briefly how do they work?</text:p>
      <text:h text:style-name="P8" text:outline-level="3"><text:span text:style-name="T1">2</text:span>. Testing and Analyzing <text:span text:style-name="T2">t</text:span>he Hash Table</text:h>
      <text:h text:style-name="P10" text:outline-level="4">2.1 Running time analysis of the <text:span text:style-name="T4">h</text:span>ash table </text:h>
      <text:list xml:id="list1470247267" text:style-name="L1">
        <text:list-item>
          <text:p text:style-name="P12">What is the running time of adding a new value in your hash table and why?</text:p>
        </text:list-item>
        <text:list-item>
          <text:p text:style-name="P12">What is the running time of finding a new value in your hash table and why?</text:p>
        </text:list-item>
        <text:list-item>
          <text:p text:style-name="P12">What is the running time of removing a new value in your hash table and why?</text:p>
        </text:list-item>
      </text:list>
      <text:p text:style-name="P7">Use <text:span text:style-name="T5">Θ</text:span> notation. Consider what factors influence the running time of the methods.</text:p>
      <text:h text:style-name="P8" text:outline-level="3" text:is-list-header="true"><text:span text:style-name="T1">3</text:span>. The Pres<text:span text:style-name="T1">s</text:span>ure Test</text:h>
      <text:p text:style-name="P2">Table 1. Results of the pressure test.</text:p>
      <table:table table:name="Table1" table:style-name="Table1">
        <table:table-column table:style-name="Table1.A"/>
        <table:table-column table:style-name="Table1.B"/>
        <table:table-row table:style-name="TableLine94501695572080">
          <table:table-cell table:style-name="Table1.A1" office:value-type="string">
            <text:p text:style-name="P6">Step</text:p>
          </table:table-cell>
          <table:table-cell table:style-name="Table1.B1" office:value-type="string">
            <text:p text:style-name="P6">Time (s)</text:p>
          </table:table-cell>
        </table:table-row>
        <table:table-row table:style-name="TableLine94501843624688">
          <table:table-cell table:style-name="Table1.A2" office:value-type="string">
            <text:p text:style-name="P5">Initializing the hash table </text:p>
          </table:table-cell>
          <table:table-cell table:style-name="Table1.B2" office:value-type="string">
            <text:p text:style-name="P5"/>
          </table:table-cell>
        </table:table-row>
        <table:table-row table:style-name="TableLine94501584773744">
          <table:table-cell table:style-name="Table1.A2" office:value-type="string">
            <text:p text:style-name="P5">Adding the words <text:tab/></text:p>
          </table:table-cell>
          <table:table-cell table:style-name="Table1.B2" office:value-type="string">
            <text:p text:style-name="P5"/>
          </table:table-cell>
        </table:table-row>
        <table:table-row table:style-name="TableLine94501620954000">
          <table:table-cell table:style-name="Table1.A2" office:value-type="string">
            <text:p text:style-name="P5">Finding the common words <text:tab/></text:p>
          </table:table-cell>
          <table:table-cell table:style-name="Table1.B2" office:value-type="string">
            <text:p text:style-name="P5"/>
          </table:table-cell>
        </table:table-row>
      </table:table>
      <text:p text:style-name="P3"/>
      <text:h text:style-name="Heading_20_4" text:outline-level="4">3.1 Comparison of the data structures</text:h>
      <text:p text:style-name="P14">Which data structure w<text:span text:style-name="T7">as</text:span> faster in adding the words from <text:span text:style-name="T7">the</text:span> file and why? In which data structure was the search faster and why?</text:p>
      <text:h text:style-name="Heading_20_4" text:outline-level="4">3.2 Further improvements</text:h>
      <text:p text:style-name="P14">Are you able to make the program faster?</text:p>
      <text:list xml:id="list1482039236" text:style-name="L2">
        <text:list-item>
          <text:p text:style-name="P15">Try to change the size of the hash table.</text:p>
        </text:list-item>
        <text:list-item>
          <text:p text:style-name="P15"><text:soft-page-break/>How well is the data distributed in the hash table?</text:p>
        </text:list-item>
      </text:list>
      <text:h text:style-name="P9" text:outline-level="3">List of references</text:h>
      <text:p text:style-name="P13">Add here the references and source that you us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4:36:47.416873178</meta:creation-date>
    <dc:date>2022-10-10T13:40:23.707622824</dc:date>
    <meta:editing-duration>P1DT1H36M2S</meta:editing-duration>
    <meta:editing-cycles>6</meta:editing-cycles>
    <meta:generator>LibreOffice/7.2.7.2$Linux_X86_64 LibreOffice_project/20$Build-2</meta:generator>
    <meta:document-statistic meta:table-count="1" meta:image-count="0" meta:object-count="0" meta:page-count="2" meta:paragraph-count="30" meta:word-count="230" meta:character-count="1245" meta:non-whitespace-character-count="1043"/>
  </office:meta>
</office:document-meta>
</file>